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Users]</text:p>
      <text:p text:style-name="Standard">- id (PK)</text:p>
      <text:p text:style-name="Standard">- name</text:p>
      <text:p text:style-name="Standard">- email</text:p>
      <text:p text:style-name="Standard">- role ("parent" | "student" | "teacher")</text:p>
      <text:p text:style-name="Standard">- phone</text:p>
      <text:p text:style-name="Standard">- avatar_url</text:p>
      <text:p text:style-name="Standard">- created_at</text:p>
      <text:p text:style-name="Standard"/>
      <text:p text:style-name="Standard">[Students]</text:p>
      <text:p text:style-name="Standard">- id (PK)</text:p>
      <text:p text:style-name="Standard">- user_id (FK to Users.id) — utilisé si autonome</text:p>
      <text:p text:style-name="Standard">- parent_id (FK to Users.id) — utilisé si dépendant d’un parent</text:p>
      <text:p text:style-name="Standard">- full_name</text:p>
      <text:p text:style-name="Standard">- birth_date</text:p>
      <text:p text:style-name="Standard">- school_level</text:p>
      <text:p text:style-name="Standard">- created_at</text:p>
      <text:p text:style-name="Standard"/>
      <text:p text:style-name="Standard">[Teachers]</text:p>
      <text:p text:style-name="Standard">- id (PK)</text:p>
      <text:p text:style-name="Standard">- user_id (FK to Users.id)</text:p>
      <text:p text:style-name="Standard">- bio</text:p>
      <text:p text:style-name="Standard">- diploma</text:p>
      <text:p text:style-name="Standard">- price_per_hour</text:p>
      <text:p text:style-name="Standard">- languages</text:p>
      <text:p text:style-name="Standard">- location</text:p>
      <text:p text:style-name="Standard">- available_days</text:p>
      <text:p text:style-name="Standard">- verified (bool)</text:p>
      <text:p text:style-name="Standard"/>
      <text:p text:style-name="Standard">[Subjects]</text:p>
      <text:p text:style-name="Standard">- id (PK)</text:p>
      <text:p text:style-name="Standard">- name (e.g., Math, English, Créole, etc.)</text:p>
      <text:p text:style-name="Standard"/>
      <text:p text:style-name="Standard">[TeacherSubjects]</text:p>
      <text:p text:style-name="Standard">- id (PK)</text:p>
      <text:p text:style-name="Standard">- teacher_id (FK)</text:p>
      <text:p text:style-name="Standard">- subject_id (FK)</text:p>
      <text:p text:style-name="Standard"/>
      <text:p text:style-name="Standard">[Lessons]</text:p>
      <text:p text:style-name="Standard">- id (PK)</text:p>
      <text:p text:style-name="Standard">- student_id (FK)</text:p>
      <text:p text:style-name="Standard">- teacher_id (FK)</text:p>
      <text:p text:style-name="Standard">- subject_id (FK)</text:p>
      <text:p text:style-name="Standard">- start_datetime</text:p>
      <text:p text:style-name="Standard">- duration (minutes)</text:p>
      <text:p text:style-name="Standard">- status ("booked", "completed", "cancelled")</text:p>
      <text:p text:style-name="Standard">- notes</text:p>
      <text:p text:style-name="Standard">- is_paid (bool)</text:p>
      <text:p text:style-name="Standard"/>
      <text:p text:style-name="Standard">[Messages]</text:p>
      <text:p text:style-name="Standard">- id (PK)</text:p>
      <text:p text:style-name="Standard">- sender_id (FK to Users)</text:p>
      <text:p text:style-name="Standard"><text:soft-page-break/>- receiver_id (FK to Users)</text:p>
      <text:p text:style-name="Standard">- message</text:p>
      <text:p text:style-name="Standard">- sent_at</text:p>
      <text:p text:style-name="Standard"/>
      <text:p text:style-name="Standard">[Payments]</text:p>
      <text:p text:style-name="Standard">- id (PK)</text:p>
      <text:p text:style-name="Standard">- user_id (payer)</text:p>
      <text:p text:style-name="Standard">- lesson_id (FK)</text:p>
      <text:p text:style-name="Standard">- amount</text:p>
      <text:p text:style-name="Standard">- payment_method</text:p>
      <text:p text:style-name="Standard">- status</text:p>
      <text:p text:style-name="Standard">- paid_at</text:p>
      <text:p text:style-name="Standard"/>
      <text:p text:style-name="Standard">[Reviews]</text:p>
      <text:p text:style-name="Standard">- id (PK)</text:p>
      <text:p text:style-name="Standard">- lesson_id (FK)</text:p>
      <text:p text:style-name="Standard">- student_id (FK)</text:p>
      <text:p text:style-name="Standard">- teacher_id (FK)</text:p>
      <text:p text:style-name="Standard">- rating (1-5)</text:p>
      <text:p text:style-name="Standard">- comment</text:p>
      <text:p text:style-name="Standard">- created_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5T00:29:27.732000000</meta:creation-date>
    <dc:date>2025-07-25T01:27:13.424000000</dc:date>
    <meta:editing-duration>PT57M40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5" meta:word-count="180" meta:character-count="988" meta:non-whitespace-character-count="871"/>
  </office:meta>
</office:document-meta>
</file>